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UnicodeMS" svg:font-family="ArialUnicodeM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ato" svg:font-family="Lato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383838" loext:decorative="false"/>
    </style:style>
    <style:style style:name="gr6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draw:opacity="0%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383838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5pt" style:font-size-asian="25pt" style:font-size-complex="25pt"/>
    </style:style>
    <style:style style:name="P8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Lato" fo:font-size="14.3999996185303pt" fo:font-weight="bold" style:font-name-asian="Lato" style:font-size-asian="14.3999996185303pt" style:font-weight-asian="bold" style:font-name-complex="Lato" style:font-size-complex="14.3999996185303pt" style:font-weight-complex="bold"/>
    </style:style>
    <style:style style:name="T2" style:family="text">
      <style:text-properties fo:color="#383838" loext:opacity="100%" style:font-name="Lato" fo:font-size="12pt" fo:font-weight="normal" style:font-name-asian="Lato" style:font-size-asian="12pt" style:font-weight-asian="normal" style:font-name-complex="Lato" style:font-size-complex="12pt" style:font-weight-complex="normal"/>
    </style:style>
    <style:style style:name="T3" style:family="text">
      <style:text-properties fo:color="#383838" loext:opacity="100%" style:font-name="Lato" fo:font-size="12pt" fo:font-weight="bold" style:font-name-asian="Lato" style:font-size-asian="12pt" style:font-weight-asian="bold" style:font-name-complex="Lato" style:font-size-complex="12pt" style:font-weight-complex="bold"/>
    </style:style>
    <style:style style:name="T4" style:family="text">
      <style:text-properties fo:color="#383838" loext:opacity="100%" style:font-name="Lato" fo:font-size="12pt" fo:font-style="italic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5" style:family="text">
      <style:text-properties fo:color="#000000" loext:opacity="100%" style:font-name="ArialUnicodeMS" fo:font-size="25pt" fo:font-weight="bold" style:font-name-asian="ArialUnicodeMS" style:font-size-asian="25pt" style:font-weight-asian="bold" style:font-name-complex="ArialUnicodeMS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2.798cm" svg:height="0.56cm" svg:x="2.101cm" svg:y="5.541cm">
          <draw:text-box>
            <text:p text:style-name="P2"><text:span text:style-name="T1">HAKKIMDA</text:span></text:p>
          </draw:text-box>
        </draw:frame>
        <draw:frame draw:style-name="gr2" draw:text-style-name="P3" draw:layer="layout" svg:width="1.815cm" svg:height="0.56cm" svg:x="2.101cm" svg:y="12.661cm">
          <draw:text-box>
            <text:p text:style-name="P2"><text:span text:style-name="T1">EĞ</text:span><text:span text:style-name="T1">İTİ</text:span><text:span text:style-name="T1">M</text:span></text:p>
          </draw:text-box>
        </draw:frame>
        <draw:frame draw:style-name="gr2" draw:text-style-name="P3" draw:layer="layout" svg:width="3.764cm" svg:height="0.56cm" svg:x="2.101cm" svg:y="22.274cm">
          <draw:text-box>
            <text:p text:style-name="P2"><text:span text:style-name="T1">YETKİ</text:span><text:span text:style-name="T1">NLİKL</text:span><text:span text:style-name="T1">ER</text:span></text:p>
          </draw:text-box>
        </draw:frame>
        <draw:frame draw:style-name="gr2" draw:text-style-name="P3" draw:layer="layout" svg:width="1.861cm" svg:height="0.56cm" svg:x="2.101cm" svg:y="27.091cm">
          <draw:text-box>
            <text:p text:style-name="P2"><text:span text:style-name="T1">DİLLER</text:span></text:p>
          </draw:text-box>
        </draw:frame>
        <draw:frame draw:style-name="gr3" draw:text-style-name="P4" draw:layer="layout" svg:width="16.587cm" svg:height="0.467cm" svg:x="2.101cm" svg:y="6.493cm">
          <draw:text-box>
            <text:p text:style-name="P2"><text:span text:style-name="T2">Küçük </text:span><text:span text:style-name="T2">yaşlardan </text:span><text:span text:style-name="T2">beri </text:span><text:span text:style-name="T2">teknolojiye </text:span><text:span text:style-name="T2">ve </text:span><text:span text:style-name="T2">bilgisayarlar</text:span><text:span text:style-name="T2">a olan </text:span><text:span text:style-name="T2">merakımı </text:span><text:span text:style-name="T2">lise </text:span><text:span text:style-name="T2">yıllarımda </text:span><text:span text:style-name="T2">açık kaynak</text:span></text:p>
          </draw:text-box>
        </draw:frame>
        <draw:frame draw:style-name="gr3" draw:text-style-name="P4" draw:layer="layout" svg:width="16.151cm" svg:height="0.467cm" svg:x="2.101cm" svg:y="7.065cm">
          <draw:text-box>
            <text:p text:style-name="P2"><text:span text:style-name="T2">ekosistemi </text:span><text:span text:style-name="T2">ve linux </text:span><text:span text:style-name="T2">işletim </text:span><text:span text:style-name="T2">sistemi ile </text:span><text:span text:style-name="T2">tanışarak </text:span><text:span text:style-name="T2">teknik </text:span><text:span text:style-name="T2">bilgiye </text:span><text:span text:style-name="T2">dönüştürm</text:span><text:span text:style-name="T2">eye </text:span><text:span text:style-name="T2">başladım. </text:span><text:span text:style-name="T2">Bu</text:span></text:p>
          </draw:text-box>
        </draw:frame>
        <draw:frame draw:style-name="gr3" draw:text-style-name="P4" draw:layer="layout" svg:width="15.151cm" svg:height="0.467cm" svg:x="2.101cm" svg:y="7.637cm">
          <draw:text-box>
            <text:p text:style-name="P2"><text:span text:style-name="T2">yıllarda kendi işimi kolaylaştıracak ve verimli hale getirecek küçük kodlar yazdım ve</text:span></text:p>
          </draw:text-box>
        </draw:frame>
        <draw:frame draw:style-name="gr3" draw:text-style-name="P4" draw:layer="layout" svg:width="14.922cm" svg:height="0.467cm" svg:x="2.101cm" svg:y="8.209cm">
          <draw:text-box>
            <text:p text:style-name="P2"><text:span text:style-name="T2">bilgisayar donanımlarını, bazı temel ağ cihazlarını inceleyip tanıdım. Liseden sonra</text:span></text:p>
          </draw:text-box>
        </draw:frame>
        <draw:frame draw:style-name="gr3" draw:text-style-name="P4" draw:layer="layout" svg:width="16.319cm" svg:height="0.467cm" svg:x="2.101cm" svg:y="8.781cm">
          <draw:text-box>
            <text:p text:style-name="P2"><text:span text:style-name="T2">bilgisayar programcılığı ve web tasarım bölümlerini seçerek bu alanda kendime bir kariyer</text:span></text:p>
          </draw:text-box>
        </draw:frame>
        <draw:frame draw:style-name="gr3" draw:text-style-name="P4" draw:layer="layout" svg:width="16.274cm" svg:height="0.467cm" svg:x="2.101cm" svg:y="9.353cm">
          <draw:text-box>
            <text:p text:style-name="P2"><text:span text:style-name="T2">oluşturmaya karar verdim. Üniversite yıllarımda network ve ağ altyapılarına merak saldım,</text:span></text:p>
          </draw:text-box>
        </draw:frame>
        <draw:frame draw:style-name="gr3" draw:text-style-name="P4" draw:layer="layout" svg:width="16.321cm" svg:height="0.467cm" svg:x="2.101cm" svg:y="9.925cm">
          <draw:text-box>
            <text:p text:style-name="P2"><text:span text:style-name="T2">bunun yanında siber güvenlikle ilgili temel bilgiler edinip kendimi geliştirdim. Gelecek yıllar</text:span></text:p>
          </draw:text-box>
        </draw:frame>
        <draw:frame draw:style-name="gr3" draw:text-style-name="P4" draw:layer="layout" svg:width="15.683cm" svg:height="0.467cm" svg:x="2.101cm" svg:y="10.496cm">
          <draw:text-box>
            <text:p text:style-name="P2"><text:span text:style-name="T2">için hedefim, Linux bilgimi ve sistem merakımı ağ teknolojileriyle harmanlayarak, geniş</text:span></text:p>
          </draw:text-box>
        </draw:frame>
        <draw:frame draw:style-name="gr3" draw:text-style-name="P4" draw:layer="layout" svg:width="8.742cm" svg:height="0.467cm" svg:x="2.101cm" svg:y="11.068cm">
          <draw:text-box>
            <text:p text:style-name="P2"><text:span text:style-name="T2">çapta kurumsal ağlar tasarlamak ve geliştirmek.</text:span></text:p>
          </draw:text-box>
        </draw:frame>
        <draw:frame draw:style-name="gr4" draw:text-style-name="P4" draw:layer="layout" svg:width="9.328cm" svg:height="0.467cm" svg:x="2.101cm" svg:y="13.651cm">
          <draw:text-box>
            <text:p text:style-name="P2"><text:span text:style-name="T3">Bilgisayar Programcılığı – Uludağ Üniversitesi</text:span></text:p>
          </draw:text-box>
        </draw:frame>
        <draw:path draw:style-name="gr5" draw:text-style-name="P5" draw:layer="layout" svg:width="0.132cm" svg:height="0.132cm" svg:x="2.365cm" svg:y="14.985cm" svg:viewBox="0 0 133 133" svg:d="M133 66c0 9-1 17-5 25-3 8-8 15-14 22-6 6-13 11-22 14-8 4-17 6-26 6s-17-2-25-6c-8-3-15-8-22-14-6-7-11-14-14-22s-5-16-5-25 2-17 5-26c3-8 8-15 14-21 7-6 14-11 22-14 8-4 16-5 25-5s18 1 26 5c9 3 16 8 22 14s11 13 14 21c4 9 5 17 5 26z">
          <text:p/>
        </draw:path>
        <draw:frame draw:style-name="gr4" draw:text-style-name="P4" draw:layer="layout" svg:width="3.988cm" svg:height="0.467cm" svg:x="2.101cm" svg:y="14.233cm">
          <draw:text-box>
            <text:p text:style-name="P2"><text:span text:style-name="T4">2024 – Devam ediyor</text:span></text:p>
          </draw:text-box>
        </draw:frame>
        <draw:frame draw:style-name="gr4" draw:text-style-name="P4" draw:layer="layout" svg:width="14.767cm" svg:height="0.467cm" svg:x="2.821cm" svg:y="14.816cm">
          <draw:text-box>
            <text:p text:style-name="P2"><text:span text:style-name="T2">2 yıl boyunca programımın sınıf temsilciliği görevini üstlenerek öğrenciler, öğretim</text:span></text:p>
          </draw:text-box>
        </draw:frame>
        <draw:frame draw:style-name="gr4" draw:text-style-name="P4" draw:layer="layout" svg:width="14.254cm" svg:height="0.467cm" svg:x="2.821cm" svg:y="15.398cm">
          <draw:text-box>
            <text:p text:style-name="P2"><text:span text:style-name="T2">görevlileri ve yönetim kadrosu arasındaki iletişimi sağladım. Derslerin çoğunun</text:span></text:p>
          </draw:text-box>
        </draw:frame>
        <draw:frame draw:style-name="gr4" draw:text-style-name="P4" draw:layer="layout" svg:width="15.201cm" svg:height="0.467cm" svg:x="2.821cm" svg:y="15.98cm">
          <draw:text-box>
            <text:p text:style-name="P2"><text:span text:style-name="T2">laboratuvar ortamında işlenmesi sayesinde özellikle algoritma konusunda ve C/C++</text:span></text:p>
          </draw:text-box>
        </draw:frame>
        <draw:frame draw:style-name="gr4" draw:text-style-name="P4" draw:layer="layout" svg:width="9.392cm" svg:height="0.467cm" svg:x="2.821cm" svg:y="16.563cm">
          <draw:text-box>
            <text:p text:style-name="P2"><text:span text:style-name="T2">dillerinde deneyim kazandım ve kendimi geliştirdim.</text:span></text:p>
          </draw:text-box>
        </draw:frame>
        <draw:frame draw:style-name="gr4" draw:text-style-name="P4" draw:layer="layout" svg:width="9.91cm" svg:height="0.467cm" svg:x="2.101cm" svg:y="17.727cm">
          <draw:text-box>
            <text:p text:style-name="P2"><text:span text:style-name="T3">Web Tasarım ve Kodlama – Anadolu Üniversitesi</text:span></text:p>
          </draw:text-box>
        </draw:frame>
        <draw:path draw:style-name="gr5" draw:text-style-name="P5" draw:layer="layout" svg:width="0.132cm" svg:height="0.132cm" svg:x="2.365cm" svg:y="19.061cm" svg:viewBox="0 0 133 133" svg:d="M133 67c0 9-1 17-5 25-3 8-8 15-14 22-6 6-13 11-22 14-8 3-17 5-26 5s-17-2-25-5-15-8-22-14c-6-7-11-14-14-22s-5-16-5-25 2-17 5-25c3-9 8-16 14-22 7-6 14-12 22-15 8-4 16-5 25-5s18 1 26 5c9 3 16 9 22 15s11 13 14 22c4 8 5 16 5 25z">
          <text:p/>
        </draw:path>
        <draw:frame draw:style-name="gr4" draw:text-style-name="P4" draw:layer="layout" svg:width="3.988cm" svg:height="0.467cm" svg:x="2.101cm" svg:y="18.31cm">
          <draw:text-box>
            <text:p text:style-name="P2"><text:span text:style-name="T4">2024 – Devam ediyor</text:span></text:p>
          </draw:text-box>
        </draw:frame>
        <draw:frame draw:style-name="gr4" draw:text-style-name="P4" draw:layer="layout" svg:width="15.717cm" svg:height="0.467cm" svg:x="2.821cm" svg:y="18.892cm">
          <draw:text-box>
            <text:p text:style-name="P2"><text:span text:style-name="T2">Bilgisayar programcılığı eğitimime paralel olarak açıköğretim fakültesinden yürüttüğüm</text:span></text:p>
          </draw:text-box>
        </draw:frame>
        <draw:frame draw:style-name="gr4" draw:text-style-name="P4" draw:layer="layout" svg:width="15.297cm" svg:height="0.467cm" svg:x="2.821cm" svg:y="19.474cm">
          <draw:text-box>
            <text:p text:style-name="P2"><text:span text:style-name="T2">bu program ile HTML , CSS, JavaScript gibi web geliştirmenin temellerini öğrendim.</text:span></text:p>
          </draw:text-box>
        </draw:frame>
        <draw:frame draw:style-name="gr4" draw:text-style-name="P4" draw:layer="layout" svg:width="14.994cm" svg:height="0.467cm" svg:x="2.821cm" svg:y="20.056cm">
          <draw:text-box>
            <text:p text:style-name="P2"><text:span text:style-name="T2">Bilişim hukuku, Girişimcilik gibi dersler sayesinde bilişim dünyasının sadece teknik</text:span></text:p>
          </draw:text-box>
        </draw:frame>
        <draw:path draw:style-name="gr5" draw:text-style-name="P5" draw:layer="layout" svg:width="0.132cm" svg:height="0.132cm" svg:x="2.365cm" svg:y="23.295cm" svg:viewBox="0 0 133 133" svg:d="M133 67c0 9-1 17-5 25-3 8-8 16-14 22s-13 11-22 14c-8 3-17 5-26 5s-17-2-25-5-15-8-22-14c-6-6-11-14-14-22s-5-16-5-25 2-17 5-25 8-16 14-22c7-6 14-11 22-14 8-5 16-6 25-6s18 1 26 6c9 3 16 8 22 14s11 14 14 22c4 8 5 16 5 25z">
          <text:p/>
        </draw:path>
        <draw:frame draw:style-name="gr4" draw:text-style-name="P4" draw:layer="layout" svg:width="13.265cm" svg:height="0.467cm" svg:x="2.821cm" svg:y="20.639cm">
          <draw:text-box>
            <text:p text:style-name="P2"><text:span text:style-name="T2">tarafına değil; iş geliştirme, hukuk ve tasarım süreçlerinede hakim oldum.</text:span></text:p>
          </draw:text-box>
        </draw:frame>
        <draw:path draw:style-name="gr5" draw:text-style-name="P5" draw:layer="layout" svg:width="0.132cm" svg:height="0.132cm" svg:x="2.365cm" svg:y="23.877cm" svg:viewBox="0 0 133 133" svg:d="M133 66c0 9-1 18-5 27-3 8-8 15-14 21s-13 11-22 14c-8 4-17 5-26 5s-17-1-25-5c-8-3-15-8-22-14-6-6-11-13-14-21-3-9-5-18-5-27s2-17 5-25 8-15 14-22c7-6 14-11 22-14s16-5 25-5 18 2 26 5c9 3 16 8 22 14 6 7 11 14 14 22 4 8 5 16 5 25z">
          <text:p/>
        </draw:path>
        <draw:frame draw:style-name="gr4" draw:text-style-name="P4" draw:layer="layout" svg:width="5.46cm" svg:height="0.467cm" svg:x="2.821cm" svg:y="23.126cm">
          <draw:text-box>
            <text:p text:style-name="P2"><text:span text:style-name="T2">Linux tabanlı işletim sistemleri</text:span></text:p>
          </draw:text-box>
        </draw:frame>
        <draw:path draw:style-name="gr5" draw:text-style-name="P5" draw:layer="layout" svg:width="0.132cm" svg:height="0.133cm" svg:x="2.365cm" svg:y="24.459cm" svg:viewBox="0 0 133 134" svg:d="M133 68c0 8-1 17-5 25-3 8-8 15-14 21-6 7-13 11-22 15-8 3-17 5-26 5s-17-2-25-5c-8-4-15-8-22-15-6-6-11-13-14-21s-5-17-5-25c0-9 2-18 5-26s8-16 14-22c7-6 14-11 22-15 8-3 16-5 25-5s18 2 26 5c9 4 16 9 22 15s11 14 14 22c4 8 5 17 5 26z">
          <text:p/>
        </draw:path>
        <draw:frame draw:style-name="gr4" draw:text-style-name="P4" draw:layer="layout" svg:width="0.797cm" svg:height="0.467cm" svg:x="2.821cm" svg:y="23.708cm">
          <draw:text-box>
            <text:p text:style-name="P2"><text:span text:style-name="T2">C++</text:span></text:p>
          </draw:text-box>
        </draw:frame>
        <draw:path draw:style-name="gr5" draw:text-style-name="P5" draw:layer="layout" svg:width="0.132cm" svg:height="0.132cm" svg:x="2.365cm" svg:y="25.042cm" svg:viewBox="0 0 133 133" svg:d="M133 66c0 9-1 17-5 25-3 8-8 16-14 23-6 6-13 11-22 14-8 3-17 5-26 5s-17-2-25-5-15-8-22-14c-6-7-11-15-14-23s-5-16-5-25 2-17 5-25c3-9 8-16 14-22 7-6 14-11 22-14 8-4 16-5 25-5s18 1 26 5c9 3 16 8 22 14s11 13 14 22c4 8 5 16 5 25z">
          <text:p/>
        </draw:path>
        <draw:frame draw:style-name="gr4" draw:text-style-name="P4" draw:layer="layout" svg:width="1.281cm" svg:height="0.467cm" svg:x="2.821cm" svg:y="24.291cm">
          <draw:text-box>
            <text:p text:style-name="P2"><text:span text:style-name="T2">Python</text:span></text:p>
          </draw:text-box>
        </draw:frame>
        <draw:path draw:style-name="gr5" draw:text-style-name="P5" draw:layer="layout" svg:width="0.132cm" svg:height="0.132cm" svg:x="2.365cm" svg:y="25.624cm" svg:viewBox="0 0 133 133" svg:d="M133 67c0 9-1 17-5 25-3 9-8 16-14 22s-13 11-22 14c-8 4-17 5-26 5s-17-1-25-5c-8-3-15-8-22-14-6-6-11-13-14-22-3-8-5-16-5-25s2-18 5-26 8-15 14-22c7-6 14-11 22-14s16-5 25-5 18 2 26 5c9 3 16 8 22 14 6 7 11 14 14 22 4 8 5 17 5 26z">
          <text:p/>
        </draw:path>
        <draw:frame draw:style-name="gr4" draw:text-style-name="P4" draw:layer="layout" svg:width="2.26cm" svg:height="0.467cm" svg:x="2.821cm" svg:y="24.873cm">
          <draw:text-box>
            <text:p text:style-name="P2"><text:span text:style-name="T2">HTML, CSS</text:span></text:p>
          </draw:text-box>
        </draw:frame>
        <draw:path draw:style-name="gr5" draw:text-style-name="P5" draw:layer="layout" svg:width="0.132cm" svg:height="0.133cm" svg:x="2.365cm" svg:y="28.111cm" svg:viewBox="0 0 133 134" svg:d="M133 66c0 10-1 19-5 27-3 8-8 15-14 21s-13 11-22 14c-8 4-17 6-26 6s-17-2-25-6c-8-3-15-8-22-14-6-6-11-13-14-21s-5-17-5-27c0-8 2-17 5-25s8-15 14-21c7-7 14-11 22-15 8-3 16-5 25-5s18 2 26 5c9 4 16 8 22 15 6 6 11 13 14 21 4 8 5 17 5 25z">
          <text:p/>
        </draw:path>
        <draw:frame draw:style-name="gr4" draw:text-style-name="P4" draw:layer="layout" svg:width="3.873cm" svg:height="0.467cm" svg:x="2.821cm" svg:y="25.455cm">
          <draw:text-box>
            <text:p text:style-name="P2"><text:span text:style-name="T2">TCP/IP, DNS, DHCP</text:span></text:p>
          </draw:text-box>
        </draw:frame>
        <draw:line draw:style-name="gr6" draw:text-style-name="P6" draw:layer="layout" svg:x1="2.1cm" svg:y1="6.167cm" svg:x2="18.753cm" svg:y2="6.167cm">
          <text:p/>
        </draw:line>
        <draw:line draw:style-name="gr6" draw:text-style-name="P6" draw:layer="layout" svg:x1="2.1cm" svg:y1="13.274cm" svg:x2="18.907cm" svg:y2="13.274cm">
          <text:p/>
        </draw:line>
        <draw:line draw:style-name="gr6" draw:text-style-name="P6" draw:layer="layout" svg:x1="2.1cm" svg:y1="22.855cm" svg:x2="18.907cm" svg:y2="22.855cm">
          <text:p/>
        </draw:line>
        <draw:line draw:style-name="gr6" draw:text-style-name="P6" draw:layer="layout" svg:x1="2.1cm" svg:y1="27.678cm" svg:x2="18.907cm" svg:y2="27.678cm">
          <text:p/>
        </draw:line>
        <draw:frame draw:style-name="gr4" draw:text-style-name="P4" draw:layer="layout" svg:width="2.126cm" svg:height="0.467cm" svg:x="2.821cm" svg:y="27.942cm">
          <draw:text-box>
            <text:p text:style-name="P2"><text:span text:style-name="T2">İngilizce B1</text:span></text:p>
          </draw:text-box>
        </draw:frame>
        <draw:frame draw:style-name="gr7" draw:text-style-name="P7" draw:layer="layout" svg:width="8.667cm" svg:height="0.971cm" svg:x="2.101cm" svg:y="1.624cm">
          <draw:text-box>
            <text:p text:style-name="P2"><text:span text:style-name="T5">KEREM KAHRAMAN</text:span></text:p>
          </draw:text-box>
        </draw:frame>
        <draw:frame draw:style-name="gr3" draw:text-style-name="P4" draw:layer="layout" svg:width="2.567cm" svg:height="0.467cm" svg:x="2.101cm" svg:y="3.556cm">
          <draw:text-box>
            <text:p text:style-name="P2"><text:span text:style-name="T2">531 364 1006</text:span></text:p>
          </draw:text-box>
        </draw:frame>
        <draw:polygon draw:style-name="gr5" draw:text-style-name="P5" draw:layer="layout" svg:width="5.044cm" svg:height="0.026cm" svg:x="12.703cm" svg:y="3.942cm" svg:viewBox="0 0 5045 27" draw:points="0,0 5045,0 5045,27 0,27">
          <text:p/>
        </draw:polygon>
        <draw:frame draw:style-name="gr3" draw:text-style-name="P4" draw:layer="layout" svg:width="5.953cm" svg:height="0.933cm" svg:x="2.101cm" svg:y="4.128cm">
          <draw:text-box>
            <text:p text:style-name="P2"><text:span text:style-name="T2"><text:a xlink:href="mailto:keremkahramandev@proton.me" xlink:type="simple">keremkahramandev@proton.me</text:a></text:span></text:p>
            <text:p text:style-name="P2"><text:span text:style-name="T2">www.keroparator.me</text:span></text:p>
          </draw:text-box>
        </draw:frame>
        <draw:path draw:style-name="gr5" draw:text-style-name="P5" draw:layer="layout" svg:width="4.219cm" svg:height="0.027cm" svg:x="12.941cm" svg:y="4.524cm" svg:viewBox="0 0 4220 28" svg:d="M2849 28h-2849v-28h2849zM2972 0h1248v28h-1248z">
          <text:p/>
        </draw:path>
        <draw:frame draw:style-name="gr4" draw:text-style-name="P4" draw:layer="layout" svg:width="4.83cm" svg:height="0.467cm" svg:x="12.704cm" svg:y="3.535cm">
          <draw:text-box>
            <text:p text:style-name="P2"><text:span text:style-name="T2">linkedin.com/in/keremkahr</text:span></text:p>
          </draw:text-box>
        </draw:frame>
        <draw:polygon draw:style-name="gr8" draw:text-style-name="P8" draw:layer="layout" svg:width="16.647cm" svg:height="0.376cm" svg:x="2.099cm" svg:y="6.164cm" svg:viewBox="0 0 16648 377" draw:points="0,0 16648,0 16648,377 0,377">
          <text:p/>
        </draw:polygon>
        <draw:polygon draw:style-name="gr8" draw:text-style-name="P8" draw:layer="layout" svg:width="16.8cm" svg:height="0.375cm" svg:x="2.099cm" svg:y="13.269cm" svg:viewBox="0 0 16801 376" draw:points="0,0 16801,0 16801,376 0,376">
          <text:p/>
        </draw:polygon>
        <draw:polygon draw:style-name="gr8" draw:text-style-name="P8" draw:layer="layout" svg:width="16.8cm" svg:height="0.027cm" svg:x="2.099cm" svg:y="22.846cm" svg:viewBox="0 0 16801 28" draw:points="0,0 16801,0 16801,28 0,28">
          <text:p/>
        </draw:polygon>
        <draw:polygon draw:style-name="gr8" draw:text-style-name="P8" draw:layer="layout" svg:width="16.8cm" svg:height="0.027cm" svg:x="2.099cm" svg:y="27.667cm" svg:viewBox="0 0 16801 28" draw:points="0,0 16801,0 16801,28 0,28">
          <text:p/>
        </draw:polygon>
        <draw:frame draw:style-name="gr4" draw:text-style-name="P4" draw:layer="layout" svg:width="4.278cm" svg:height="0.467cm" svg:x="12.704cm" svg:y="4.117cm">
          <draw:text-box>
            <text:p text:style-name="P2"><text:span text:style-name="T2">github.com/keropar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UnicodeMS" svg:font-family="ArialUnicodeM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ato" svg:font-family="Lato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tr" fo:country="TR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9T19:30:23.582872225</dc:date>
    <meta:editing-duration>PT2M34S</meta:editing-duration>
    <meta:editing-cycles>1</meta:editing-cycles>
    <meta:document-statistic meta:object-count="56"/>
    <meta:generator>LibreOffice/25.8.4.2$Linux_X86_64 LibreOffice_project/580$Build-2</meta:generator>
  </office:meta>
</office:document-meta>
</file>